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erif Condensed1" svg:font-family="'DejaVu Serif Condensed'" style:font-adornments="Book" style:font-family-generic="roman"/>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contextual-spacing="false"/>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center" style:justify-single-word="false" fo:text-indent="0cm" style:auto-text-indent="false"/>
    </style:style>
    <style:style style:name="P14" style:family="paragraph" style:parent-style-name="Table_20_Contents">
      <style:paragraph-properties fo:margin-left="0.199cm" fo:margin-right="0cm" fo:text-align="center" style:justify-single-word="false" fo:text-indent="0cm" style:auto-text-indent="false"/>
      <style:text-properties officeooo:paragraph-rsid="001c776f"/>
    </style:style>
    <style:style style:name="P15" style:family="paragraph" style:parent-style-name="Table_20_Contents">
      <style:paragraph-properties fo:margin-left="0.199cm" fo:margin-right="0cm" fo:text-align="center" style:justify-single-word="false" fo:text-indent="0cm" style:auto-text-indent="false"/>
      <style:text-properties officeooo:rsid="0047c6cd" officeooo:paragraph-rsid="0047c6cd"/>
    </style:style>
    <style:style style:name="P16" style:family="paragraph" style:parent-style-name="Text_20_body">
      <style:text-properties fo:font-size="2pt" style:font-size-asian="1.75pt" style:font-size-complex="2pt"/>
    </style:style>
    <style:style style:name="P17" style:family="paragraph" style:parent-style-name="Text_20_body">
      <style:text-properties officeooo:paragraph-rsid="0025d861"/>
    </style:style>
    <style:style style:name="P18" style:family="paragraph" style:parent-style-name="Text_20_body">
      <style:text-properties officeooo:rsid="003316a8" officeooo:paragraph-rsid="003316a8"/>
    </style:style>
    <style:style style:name="P19" style:family="paragraph" style:parent-style-name="Text_20_body">
      <style:text-properties officeooo:rsid="0038b018" officeooo:paragraph-rsid="003a47ea"/>
    </style:style>
    <style:style style:name="P20" style:family="paragraph" style:parent-style-name="Text_20_body">
      <style:text-properties officeooo:rsid="0038b018" officeooo:paragraph-rsid="00405a20"/>
    </style:style>
    <style:style style:name="P21" style:family="paragraph" style:parent-style-name="Text_20_body">
      <style:text-properties officeooo:rsid="0040fee3" officeooo:paragraph-rsid="0040fee3"/>
    </style:style>
    <style:style style:name="P22" style:family="paragraph" style:parent-style-name="Text_20_body">
      <style:text-properties officeooo:rsid="0044311d" officeooo:paragraph-rsid="0065edb8"/>
    </style:style>
    <style:style style:name="P23" style:family="paragraph" style:parent-style-name="Text_20_body">
      <style:text-properties officeooo:rsid="00453381" officeooo:paragraph-rsid="00652596"/>
    </style:style>
    <style:style style:name="P24" style:family="paragraph" style:parent-style-name="Text_20_body">
      <style:text-properties officeooo:rsid="0045ad62" officeooo:paragraph-rsid="0045ad62"/>
    </style:style>
    <style:style style:name="P25" style:family="paragraph" style:parent-style-name="Text_20_body">
      <style:text-properties officeooo:rsid="0045ad62" officeooo:paragraph-rsid="004bc166"/>
    </style:style>
    <style:style style:name="P26" style:family="paragraph" style:parent-style-name="Text_20_body">
      <style:text-properties officeooo:rsid="0047c6cd" officeooo:paragraph-rsid="0047c6cd"/>
    </style:style>
    <style:style style:name="P27" style:family="paragraph" style:parent-style-name="Text_20_body">
      <style:text-properties officeooo:rsid="004d36bb" officeooo:paragraph-rsid="004d36bb"/>
    </style:style>
    <style:style style:name="P28" style:family="paragraph" style:parent-style-name="Text_20_body">
      <style:text-properties officeooo:rsid="004d656e" officeooo:paragraph-rsid="004d656e"/>
    </style:style>
    <style:style style:name="P29" style:family="paragraph" style:parent-style-name="Text_20_body">
      <style:text-properties officeooo:rsid="0050ced2" officeooo:paragraph-rsid="0050ced2"/>
    </style:style>
    <style:style style:name="P30" style:family="paragraph" style:parent-style-name="Text_20_body" style:master-page-name="First_20_Page">
      <style:paragraph-properties style:page-number="auto"/>
    </style:style>
    <style:style style:name="P31" style:family="paragraph" style:parent-style-name="Text_20_body" style:list-style-name="L1"/>
    <style:style style:name="P32" style:family="paragraph" style:parent-style-name="Text_20_body" style:list-style-name="L1">
      <style:text-properties officeooo:paragraph-rsid="00213657"/>
    </style:style>
    <style:style style:name="P33" style:family="paragraph" style:parent-style-name="Text_20_body" style:list-style-name="L1">
      <style:text-properties officeooo:paragraph-rsid="0025d861"/>
    </style:style>
    <style:style style:name="P34" style:family="paragraph" style:parent-style-name="Text_20_body" style:list-style-name="L2">
      <style:text-properties officeooo:rsid="005430aa" officeooo:paragraph-rsid="005430aa"/>
    </style:style>
    <style:style style:name="P35" style:family="paragraph" style:parent-style-name="Text_20_body" style:list-style-name="L2">
      <style:text-properties officeooo:rsid="00549a8a" officeooo:paragraph-rsid="00549a8a"/>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Heading_20_2">
      <style:text-properties officeooo:rsid="0038b018" officeooo:paragraph-rsid="0038b018"/>
    </style:style>
    <style:style style:name="P38" style:family="paragraph" style:parent-style-name="Heading_20_3">
      <style:text-properties officeooo:paragraph-rsid="0038b018"/>
    </style:style>
    <style:style style:name="P39" style:family="paragraph" style:parent-style-name="Heading_20_1" style:list-style-name="">
      <style:paragraph-properties style:join-border="false"/>
    </style:style>
    <style:style style:name="P40" style:family="paragraph" style:parent-style-name="Heading_20_1" style:master-page-name="Standard">
      <style:paragraph-properties style:page-number="auto"/>
    </style:style>
    <style:style style:name="P41" style:family="paragraph" style:parent-style-name="Heading_20_4">
      <style:text-properties officeooo:rsid="003ea00c" officeooo:paragraph-rsid="003ea00c"/>
    </style:style>
    <style:style style:name="P42" style:family="paragraph" style:parent-style-name="Heading_20_4">
      <style:text-properties officeooo:rsid="0040fee3" officeooo:paragraph-rsid="0040fee3"/>
    </style:style>
    <style:style style:name="P43" style:family="paragraph" style:parent-style-name="Heading_20_4">
      <style:text-properties officeooo:rsid="00429eb2" officeooo:paragraph-rsid="00429eb2"/>
    </style:style>
    <style:style style:name="P44" style:family="paragraph" style:parent-style-name="Heading_20_5">
      <style:text-properties officeooo:rsid="00652596" officeooo:paragraph-rsid="00652596"/>
    </style:style>
    <style:style style:name="P45" style:family="paragraph" style:parent-style-name="Heading_20_5">
      <style:text-properties officeooo:rsid="004bc166" officeooo:paragraph-rsid="004bc166"/>
    </style:style>
    <style:style style:name="P46" style:family="paragraph" style:parent-style-name="Heading_20_5">
      <style:text-properties officeooo:rsid="0047c6cd" officeooo:paragraph-rsid="0047c6cd"/>
    </style:style>
    <style:style style:name="P47" style:family="paragraph" style:parent-style-name="Heading_20_5">
      <style:text-properties officeooo:rsid="004d36bb" officeooo:paragraph-rsid="004d36bb"/>
    </style:style>
    <style:style style:name="P48" style:family="paragraph" style:parent-style-name="Heading_20_5">
      <style:text-properties officeooo:rsid="004d656e" officeooo:paragraph-rsid="004d656e"/>
    </style:style>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5">
      <style:paragraph-properties>
        <style:tab-stops>
          <style:tab-stop style:position="15.004cm" style:type="right" style:leader-style="dotted" style:leader-text="."/>
        </style:tab-stops>
      </style:paragraph-properties>
    </style:style>
    <style:style style:name="P54" style:family="paragraph" style:parent-style-name="Titre_20_hors_20_contenu" style:master-page-name="Standard">
      <style:paragraph-properties style:page-number="auto"/>
    </style:style>
    <style:style style:name="P55" style:family="paragraph">
      <style:paragraph-properties fo:text-align="center"/>
    </style:style>
    <style:style style:name="T1" style:family="text">
      <style:text-properties fo:font-variant="small-caps"/>
    </style:style>
    <style:style style:name="T2" style:family="text">
      <style:text-properties fo:font-variant="small-caps" officeooo:rsid="0038b018"/>
    </style:style>
    <style:style style:name="T3" style:family="text">
      <style:text-properties fo:font-weight="bold" style:font-weight-asian="bold" style:font-weight-complex="bold"/>
    </style:style>
    <style:style style:name="T4" style:family="text">
      <style:text-properties officeooo:rsid="00213657"/>
    </style:style>
    <style:style style:name="T5" style:family="text">
      <style:text-properties officeooo:rsid="0022da82"/>
    </style:style>
    <style:style style:name="T6" style:family="text">
      <style:text-properties officeooo:rsid="002418a1"/>
    </style:style>
    <style:style style:name="T7" style:family="text">
      <style:text-properties officeooo:rsid="0025d861"/>
    </style:style>
    <style:style style:name="T8" style:family="text">
      <style:text-properties officeooo:rsid="002c263f"/>
    </style:style>
    <style:style style:name="T9" style:family="text">
      <style:text-properties officeooo:rsid="003316a8"/>
    </style:style>
    <style:style style:name="T10" style:family="text">
      <style:text-properties officeooo:rsid="00343e05"/>
    </style:style>
    <style:style style:name="T11" style:family="text">
      <style:text-properties officeooo:rsid="0037e965"/>
    </style:style>
    <style:style style:name="T12" style:family="text">
      <style:text-properties officeooo:rsid="0038b018"/>
    </style:style>
    <style:style style:name="T13" style:family="text">
      <style:text-properties fo:font-variant="normal" fo:text-transform="none"/>
    </style:style>
    <style:style style:name="T14" style:family="text">
      <style:text-properties fo:font-variant="normal" fo:text-transform="none" officeooo:rsid="003a47ea"/>
    </style:style>
    <style:style style:name="T15" style:family="text">
      <style:text-properties fo:font-variant="normal" fo:text-transform="none" officeooo:rsid="003ba9db"/>
    </style:style>
    <style:style style:name="T16" style:family="text">
      <style:text-properties fo:font-variant="normal" fo:text-transform="none" officeooo:rsid="0038b018"/>
    </style:style>
    <style:style style:name="T17" style:family="text">
      <style:text-properties fo:font-variant="normal" fo:text-transform="none" style:font-name="DejaVu Serif Condensed1" fo:font-style="italic" officeooo:rsid="003ba9db" style:font-style-asian="italic" style:font-style-complex="italic"/>
    </style:style>
    <style:style style:name="T18" style:family="text">
      <style:text-properties fo:font-variant="normal" fo:text-transform="none" fo:font-style="italic" officeooo:rsid="003a47ea" style:font-style-asian="italic" style:font-style-complex="italic"/>
    </style:style>
    <style:style style:name="T19" style:family="text">
      <style:text-properties fo:font-variant="normal" fo:text-transform="none" fo:font-style="italic" officeooo:rsid="003ba9db" style:font-style-asian="italic" style:font-style-complex="italic"/>
    </style:style>
    <style:style style:name="T20" style:family="text">
      <style:text-properties fo:font-variant="normal" fo:text-transform="none" officeooo:rsid="003d99c3"/>
    </style:style>
    <style:style style:name="T21" style:family="text">
      <style:text-properties fo:font-variant="normal" fo:text-transform="none" officeooo:rsid="003f2014"/>
    </style:style>
    <style:style style:name="T22" style:family="text">
      <style:text-properties fo:font-variant="normal" fo:text-transform="none" fo:font-weight="bold" officeooo:rsid="003f2014" style:font-weight-asian="bold" style:font-weight-complex="bold"/>
    </style:style>
    <style:style style:name="T23" style:family="text">
      <style:text-properties fo:font-variant="normal" fo:text-transform="none" fo:font-weight="normal" officeooo:rsid="003f2014" style:font-weight-asian="normal" style:font-weight-complex="normal"/>
    </style:style>
    <style:style style:name="T24" style:family="text">
      <style:text-properties fo:font-variant="normal" fo:text-transform="none" fo:font-weight="normal" officeooo:rsid="00405a20" style:font-weight-asian="normal" style:font-weight-complex="normal"/>
    </style:style>
    <style:style style:name="T25" style:family="text">
      <style:text-properties fo:font-variant="normal" fo:text-transform="none" fo:font-weight="normal" officeooo:rsid="003a47ea" style:font-weight-asian="normal" style:font-weight-complex="normal"/>
    </style:style>
    <style:style style:name="T26" style:family="text">
      <style:text-properties fo:font-variant="normal" fo:text-transform="none" fo:font-weight="normal" officeooo:rsid="0040a2c5" style:font-weight-asian="normal" style:font-weight-complex="normal"/>
    </style:style>
    <style:style style:name="T27" style:family="text">
      <style:text-properties fo:font-variant="normal" fo:text-transform="none" officeooo:rsid="004623e9"/>
    </style:style>
    <style:style style:name="T28" style:family="text">
      <style:text-properties fo:font-variant="normal" fo:text-transform="none" officeooo:rsid="005f65e0"/>
    </style:style>
    <style:style style:name="T29" style:family="text">
      <style:text-properties officeooo:rsid="003f2014"/>
    </style:style>
    <style:style style:name="T30" style:family="text">
      <style:text-properties officeooo:rsid="00417cfc"/>
    </style:style>
    <style:style style:name="T31" style:family="text">
      <style:text-properties officeooo:rsid="00453381"/>
    </style:style>
    <style:style style:name="T32" style:family="text">
      <style:text-properties officeooo:rsid="0047c6cd"/>
    </style:style>
    <style:style style:name="T33" style:family="text">
      <style:text-properties officeooo:rsid="0048d731"/>
    </style:style>
    <style:style style:name="T34" style:family="text">
      <style:text-properties officeooo:rsid="004e5490"/>
    </style:style>
    <style:style style:name="T35" style:family="text">
      <style:text-properties officeooo:rsid="0052ace6"/>
    </style:style>
    <style:style style:name="T36" style:family="text">
      <style:text-properties officeooo:rsid="00542392"/>
    </style:style>
    <style:style style:name="T37" style:family="text">
      <style:text-properties officeooo:rsid="00565b8a"/>
    </style:style>
    <style:style style:name="T38" style:family="text">
      <style:text-properties officeooo:rsid="005af856"/>
    </style:style>
    <style:style style:name="T39" style:family="text">
      <style:text-properties officeooo:rsid="005de9f1"/>
    </style:style>
    <style:style style:name="T40" style:family="text">
      <style:text-properties officeooo:rsid="00602a10"/>
    </style:style>
    <style:style style:name="T41" style:family="text">
      <style:text-properties officeooo:rsid="0061562a"/>
    </style:style>
    <style:style style:name="T42" style:family="text">
      <style:text-properties officeooo:rsid="00627168"/>
    </style:style>
    <style:style style:name="T43" style:family="text">
      <style:text-properties officeooo:rsid="00652596"/>
    </style:style>
    <style:style style:name="T44" style:family="text">
      <style:text-properties officeooo:rsid="00690780"/>
    </style:style>
    <style:style style:name="T45" style:family="text">
      <style:text-properties officeooo:rsid="006920a9"/>
    </style:style>
    <style:style style:name="T46" style:family="text">
      <style:text-properties officeooo:rsid="006a617a"/>
    </style:style>
    <style:style style:name="T47" style:family="text">
      <style:text-properties officeooo:rsid="006a966c"/>
    </style:style>
    <style:style style:name="T48" style:family="text">
      <style:text-properties officeooo:rsid="006df52c"/>
    </style:style>
    <style:style style:name="T49" style:family="text">
      <style:text-properties officeooo:rsid="006e1ae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user-defined style:data-style-name="N0" text:name="Éditeur">Amu Fsi 2014 B</text:user-defined></text:p>
          <text:p text:style-name="P8">Référence : <text:user-defined style:data-style-name="N0" text:name="Référence">GK-AF2014B-AMO-CR-004</text:user-defined></text:p>
          <text:p text:style-name="P8">Date : <text:date style:data-style-name="N84" text:date-value="2014-02-27T19:30:02.460788679">2014-02-27</text:date></text:p>
          <text:p text:style-name="P8">Version : <text:user-defined style:data-style-name="N0" text:name="Numéro du document">1.1</text:user-defined></text:p>
        </draw:text-box>
      </draw:frame>
      <draw:frame draw:style-name="fr3" draw:name="Cadre_couverture_date" text:anchor-type="page" text:anchor-page-number="1" svg:x="14.3cm" svg:y="0cm" svg:width="6.699cm" svg:height="4.001cm" draw:z-index="5">
        <draw:text-box>
          <text:p text:style-name="P9"><text:date style:data-style-name="N106" text:date-value="2014-02-27T19:30:02.462159749">2014</text:date></text:p>
        </draw:text-box>
      </draw:frame>
      <draw:frame draw:style-name="fr4" draw:name="Cadre4" text:anchor-type="page" text:anchor-page-number="1" svg:y="20.699cm" svg:width="13cm" svg:height="2cm" draw:z-index="6">
        <draw:text-box>
          <text:p text:style-name="P10"><text:subject>Compte rendu de réunion du 2014-02-26</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55" svg:x1="14.301cm" svg:y1="20.702cm" svg:x2="14.35cm" svg:y2="7.001cm">
        <text:p/>
      </draw:line>
      <draw:line text:anchor-type="page" text:anchor-page-number="1" draw:z-index="4" draw:style-name="gr2" draw:text-style-name="P55" svg:x1="14.3cm" svg:y1="29.701cm" svg:x2="14.304cm" svg:y2="27.7cm">
        <text:p/>
      </draw:line>
      <text:p text:style-name="P30"><draw:rect text:anchor-type="paragraph" draw:z-index="0" draw:style-name="gr1" draw:text-style-name="P55" svg:width="7.002cm" svg:height="29.701cm" svg:x="11.998cm" svg:y="-2cm"><text:p/></draw:rect></text:p>
      <text:p text:style-name="P54"><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3"><text:span text:style-name="T1">Cadon</text:span> Mehdi-Jonathan</text:p>
          </table:table-cell>
          <table:table-cell table:style-name="Tableau1.D2" office:value-type="string">
            <text:p text:style-name="P12">Création <text:span text:style-name="T32">du modèle de document</text:span></text:p>
          </table:table-cell>
        </table:table-row>
        <table:table-row>
          <table:table-cell table:style-name="Tableau1.A2" office:value-type="string">
            <text:p text:style-name="P4">1.1</text:p>
          </table:table-cell>
          <table:table-cell table:style-name="Tableau1.A2" office:value-type="string">
            <text:p text:style-name="P4">2014-02-2<text:span text:style-name="T33">7</text:span></text:p>
          </table:table-cell>
          <table:table-cell table:style-name="Tableau1.A2" office:value-type="string">
            <text:p text:style-name="P15"><text:span text:style-name="T1">Gairoard</text:span> Lionel</text:p>
          </table:table-cell>
          <table:table-cell table:style-name="Tableau1.D3" office:value-type="string">
            <text:p text:style-name="P12">Rédaction <text:span text:style-name="T32">du CR</text:spa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6"><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P16"/>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49">Table des matières</text:p>
          </text:index-title>
          <text:p text:style-name="P52"><text:a xlink:type="simple" xlink:href="#__RefHeading__8552_1647095933" text:style-name="Internet_20_link" text:visited-style-name="Internet_20_link">1. Objectifs<text:tab/>4</text:a></text:p>
          <text:p text:style-name="P52"><text:a xlink:type="simple" xlink:href="#__RefHeading__744_573458206" text:style-name="Internet_20_link" text:visited-style-name="Internet_20_link">2. Acteurs<text:tab/>4</text:a></text:p>
          <text:p text:style-name="P52"><text:a xlink:type="simple" xlink:href="#__RefHeading__567_1663815017" text:style-name="Internet_20_link" text:visited-style-name="Internet_20_link">3. Points abordés<text:tab/>5</text:a></text:p>
          <text:p text:style-name="P50"><text:a xlink:type="simple" xlink:href="#__RefHeading__976_14744064" text:style-name="Internet_20_link" text:visited-style-name="Internet_20_link">3.1. Ordre du jour de la réunion du 2014-02-26<text:tab/>5</text:a></text:p>
          <text:p text:style-name="P50"><text:a xlink:type="simple" xlink:href="#__RefHeading__5626_86778770" text:style-name="Internet_20_link" text:visited-style-name="Internet_20_link">3.2. Documents<text:tab/>5</text:a></text:p>
          <text:p text:style-name="P50"><text:a xlink:type="simple" xlink:href="#__RefHeading__980_14744064" text:style-name="Internet_20_link" text:visited-style-name="Internet_20_link">3.3. Cahier des charges v1.2.7<text:tab/>5</text:a></text:p>
          <text:p text:style-name="P36"><text:a xlink:type="simple" xlink:href="#__RefHeading__982_14744064" text:style-name="Internet_20_link" text:visited-style-name="Internet_20_link">3.3.1. Corrections apportées au Cahier des charges v1.2.7<text:tab/>5</text:a></text:p>
          <text:p text:style-name="P51"><text:a xlink:type="simple" xlink:href="#__RefHeading__4241_88340693" text:style-name="Internet_20_link" text:visited-style-name="Internet_20_link">3.3.1.1. Contexte métier<text:tab/>5</text:a></text:p>
          <text:p text:style-name="P51"><text:a xlink:type="simple" xlink:href="#__RefHeading__4243_88340693" text:style-name="Internet_20_link" text:visited-style-name="Internet_20_link">3.3.1.2. Forme du Cahier des charges<text:tab/>6</text:a></text:p>
          <text:p text:style-name="P51"><text:a xlink:type="simple" xlink:href="#__RefHeading__984_14744064" text:style-name="Internet_20_link" text:visited-style-name="Internet_20_link">3.3.1.3. Contenant du Cahier des charges<text:tab/>6</text:a></text:p>
          <text:p text:style-name="P53"><text:a xlink:type="simple" xlink:href="#__RefHeading__7751_86778770" text:style-name="Internet_20_link" text:visited-style-name="Internet_20_link">3.3.1.3.1. Installation, maintenance et support<text:tab/>6</text:a></text:p>
          <text:p text:style-name="P53"><text:a xlink:type="simple" xlink:href="#__RefHeading__6729_86778770" text:style-name="Internet_20_link" text:visited-style-name="Internet_20_link">3.3.1.3.2. Gestion des droits d'utilisateurs<text:tab/>6</text:a></text:p>
          <text:p text:style-name="P53"><text:a xlink:type="simple" xlink:href="#__RefHeading__986_14744064" text:style-name="Internet_20_link" text:visited-style-name="Internet_20_link">3.3.1.3.3. Schéma du contexte métier<text:tab/>6</text:a></text:p>
          <text:p text:style-name="P53"><text:a xlink:type="simple" xlink:href="#__RefHeading__988_14744064" text:style-name="Internet_20_link" text:visited-style-name="Internet_20_link">3.3.1.3.4. Gestion des transports<text:tab/>7</text:a></text:p>
          <text:p text:style-name="P53"><text:a xlink:type="simple" xlink:href="#__RefHeading__990_14744064" text:style-name="Internet_20_link" text:visited-style-name="Internet_20_link">3.3.1.3.5. Tableaux de bord<text:tab/>7</text:a></text:p>
          <text:p text:style-name="P53"><text:a xlink:type="simple" xlink:href="#__RefHeading__992_14744064" text:style-name="Internet_20_link" text:visited-style-name="Internet_20_link">3.3.1.3.6. Contraintes applicatives<text:tab/>7</text:a></text:p>
          <text:p text:style-name="P52"><text:a xlink:type="simple" xlink:href="#__RefHeading__1002_14744064" text:style-name="Internet_20_link" text:visited-style-name="Internet_20_link">4. Objectifs en vue de la prochaine réunion<text:tab/>7</text:a></text:p>
        </text:index-body>
      </text:table-of-content>
      <text:p text:style-name="Text_20_body"/>
      <text:h text:style-name="P40" text:outline-level="1"><text:bookmark-start text:name="__RefHeading__8552_1647095933"/>Objectifs<text:bookmark-end text:name="__RefHeading__8552_1647095933"/></text:h>
      <text:p text:style-name="Text_20_body">Ce document rend compte de la réunion du vendredi matin 2014-02-2<text:span text:style-name="T4">6</text:span>, qui s'est déroulée <text:span text:style-name="T39">au département informatique</text:span> <text:span text:style-name="T39">du</text:span> campus universitaire de Saint-Charles à Marseille de 1<text:span text:style-name="T5">3</text:span>:<text:span text:style-name="T5">38</text:span> à 1<text:span text:style-name="T5">6</text:span>:<text:span text:style-name="T5">27</text:span>, entre la maîtrise d'ouvrage <text:variable-get text:name="Client">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3">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690878804837457399" text:style-name="L1">
        <text:list-item>
          <text:p text:style-name="P31">Représentant <text:variable-get text:name="Client">Garmir Khatch</text:variable-get> :</text:p>
          <text:list>
            <text:list-item>
              <text:p text:style-name="P31">M. <text:span text:style-name="T1">Agopian</text:span> Roland<text:tab/><text:tab/><text:tab/>(maîtrise d'ouvrage)</text:p>
            </text:list-item>
          </text:list>
        </text:list-item>
        <text:list-item>
          <text:p text:style-name="P31">Représentant<text:span text:style-name="T9">s</text:span> <text:user-defined style:data-style-name="N0" text:name="Éditeur">Amu Fsi 2014 B</text:user-defined> :</text:p>
          <text:list>
            <text:list-item>
              <text:p text:style-name="P32">M. <text:span text:style-name="T1">Cadon</text:span> Mehdi-Jonathan<text:tab/><text:tab/>(chef de projet)</text:p>
            </text:list-item>
            <text:list-item>
              <text:p text:style-name="P32"><text:span text:style-name="T1">M. Gairoard</text:span> Lionel<text:tab/><text:tab/><text:tab/>(assistant, conseiller et secrétaire)</text:p>
            </text:list-item>
            <text:list-item>
              <text:p text:style-name="P32"><text:span text:style-name="T1">M. Pachy</text:span> Ravi<text:tab/><text:tab/><text:tab/>(assistant, conseiller et secrétaire<text:span text:style-name="T7">)</text:span></text:p>
            </text:list-item>
          </text:list>
        </text:list-item>
      </text:list>
      <text:p text:style-name="P17">Étaient <text:span text:style-name="T7">absents</text:span> lors de la réunion (et par ordre alphabétique) :</text:p>
      <text:list xml:id="list193002838198454" text:continue-numbering="true" text:style-name="L1">
        <text:list-item>
          <text:p text:style-name="P33">Représentant<text:span text:style-name="T9">s</text:span> <text:user-defined style:data-style-name="N0" text:name="Éditeur">Amu Fsi 2014 B</text:user-defined> :</text:p>
          <text:list>
            <text:list-item>
              <text:p text:style-name="P33">M. <text:span text:style-name="T1">Balde</text:span> Ibrahima Sory <text:span text:style-name="T8">(motif : n.c.)</text:span></text:p>
            </text:list-item>
            <text:list-item>
              <text:p text:style-name="P33">Mlle. <text:span text:style-name="T1">Toure</text:span> Ahoua Khady <text:span text:style-name="T8">(motif : domicile en ce moment à l'étranger)</text:span></text:p>
            </text:list-item>
          </text:list>
        </text:list-item>
      </text:list>
      <text:h text:style-name="P39" text:outline-level="1"><text:soft-page-break/></text:h>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de la réunion du 2014-02-2<text:span text:style-name="T5">6</text:span><text:bookmark-end text:name="__RefHeading__976_14744064"/></text:h>
      <text:p text:style-name="Text_20_body">L'ordre du jour n'ayant pas été précisé à l'avance, il a été défini en début de réunion. M. <text:span text:style-name="T1">Agopian</text:span> précise qu'il <text:span text:style-name="T6">était préférable de convenir de cette réunion plutôt que d'échanger par mail, au vu des modifications qui devront être apportées au cahiers des charges que nous lui avons communiqué vendredi dernier</text:span>.</text:p>
      <text:p text:style-name="P18">Les représentants <text:user-defined style:data-style-name="N0" text:name="Éditeur">Amu Fsi 2014 B</text:user-defined> <text:span text:style-name="T10">ont également présenté la nouvelle version du CdC (1.3.1) afin d'avoir un premier retour de la maîtrise d'ouvrage.</text:span></text:p>
      <text:h text:style-name="P37" text:outline-level="2"><text:bookmark-start text:name="__RefHeading__5626_86778770"/>Documents<text:bookmark-end text:name="__RefHeading__5626_86778770"/></text:h>
      <text:p text:style-name="P19">Avant d'évoquer en détail les modifications à effectuées au sein du CdC, M. <text:s/><text:span text:style-name="T1">Agopian</text:span><text:span text:style-name="T13"> </text:span><text:span text:style-name="T14">a tiré deux exemplaire des manuels d'utilisation des appareils de communication <text:s/>utilisé</text:span><text:span text:style-name="T28">s</text:span><text:span text:style-name="T14"> en mission par </text:span><text:span text:style-name="T14"><text:variable-get text:name="Client">Garmir Khatch</text:variable-get></text:span><text:span text:style-name="T14">. L</text:span><text:span text:style-name="T15">e GPS</text:span><text:span text:style-name="T14"> </text:span><text:span text:style-name="T18">GARMIN e</text:span><text:span text:style-name="T19">T</text:span><text:span text:style-name="T18">rex</text:span><text:span text:style-name="T17">®</text:span><text:span text:style-name="T18"> 20</text:span><text:span text:style-name="T14"> </text:span><text:span text:style-name="T15">fut présenté à l'assistante à maîtrise d'ouvrage avec une brève démonstration des principales fonctionnalités </text:span><text:span text:style-name="T20">du terminal</text:span><text:span text:style-name="T15">.</text:spa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text:span text:style-name="T11">corrections</text:span> ont été apporté<text:span text:style-name="T40">e</text:span>s.</text:p>
      <text:h text:style-name="P38" text:outline-level="3"><text:bookmark-start text:name="__RefHeading__982_14744064"/>Co<text:span text:style-name="T12">rrections apportées au Cahier des charges v1.2.7</text:span><text:bookmark-end text:name="__RefHeading__982_14744064"/></text:h>
      <text:h text:style-name="P41" text:outline-level="4"><text:bookmark-start text:name="__RefHeading__4241_88340693"/>Contexte <text:span text:style-name="T38">métier</text:span><text:bookmark-end text:name="__RefHeading__4241_88340693"/></text:h>
      <text:p text:style-name="P20"><text:span text:style-name="T29">Au vu du Cahier des charges de vendredi dernier, </text:span>M. <text:s/><text:span text:style-name="T1">Agopian</text:span><text:span text:style-name="T13"> </text:span><text:span text:style-name="T21">nous a fait part de de tout d'abord bien définir </text:span><text:span text:style-name="T22">pourquoi </text:span><text:span text:style-name="T21">le CdC est important puis les </text:span><text:span text:style-name="T22">objectifs</text:span><text:span text:style-name="T23">, </text:span><text:span text:style-name="T22">la stratégie </text:span><text:span text:style-name="T23">mise en place et les </text:span><text:span text:style-name="T22">enjeux</text:span><text:span text:style-name="T23">. </text:span><text:span text:style-name="T24">Cela permet dès le début de la lecture du document, de se « plonger » dans le contexte global de </text:span><text:span text:style-name="T25"><text:variable-get text:name="Client">Garmir Khatch</text:variable-get></text:span><text:span text:style-name="T25"> </text:span><text:span text:style-name="T26">tout en restant général</text:span><text:span text:style-name="T25">.</text:span></text:p>
      <text:h text:style-name="P42" text:outline-level="4"><text:bookmark-start text:name="__RefHeading__4243_88340693"/><text:soft-page-break/>Forme du Cahier des charges<text:bookmark-end text:name="__RefHeading__4243_88340693"/></text:h>
      <text:p text:style-name="P21">Une réorganisation concernant l'agencement des parties du CdC a <text:span text:style-name="T30">été</text:span> évoqué<text:span text:style-name="T41">e</text:span> afin de permettre une meilleure lisibilité de l'information et non se conforter au plan décrit dans la norme AFNOR que nous avons établit.</text:p>
      <text:h text:style-name="P43" text:outline-level="4"><text:bookmark-start text:name="__RefHeading__984_14744064"/>Contenant du Cahier des charges<text:bookmark-end text:name="__RefHeading__984_14744064"/></text:h>
      <text:p text:style-name="P24">Concernant l'illustration, M. <text:span text:style-name="T2">Agopian</text:span><text:span text:style-name="T16"> </text:span><text:span text:style-name="T13">regrette qu'il n'y ai pas plus de schéma afin d'expliciter les dires par écrit et rendre ainsi la lecture du CdC plus facile.</text:span></text:p>
      <text:h text:style-name="P44" text:outline-level="5"><text:bookmark-start text:name="__RefHeading__7751_86778770"/>Installation, maintenance et support<text:bookmark-end text:name="__RefHeading__7751_86778770"/></text:h>
      <text:p text:style-name="P22">La maîtrise d'ouvrage nous a <text:span text:style-name="T31">également demandé de préciser si</text:span> la solution proposée par les soumissionnaires comprend <text:span text:style-name="T31">l'installation de matériels, services.</text:span></text:p>
      <text:p text:style-name="P23">Les différents types de maintenances (correctives/évolutive) et les critères de supports ont été évoqué<text:span text:style-name="T42">s</text:span>.</text:p>
      <text:h text:style-name="P45" text:outline-level="5"><text:bookmark-start text:name="__RefHeading__6729_86778770"/>Gestion des droits d'utilisateurs<text:bookmark-end text:name="__RefHeading__6729_86778770"/></text:h>
      <text:p text:style-name="P25"><text:span text:style-name="T13">La gestion des droits d'utilisateurs ont été redéfinit pour permettre l'attribution d'un droit à plusieurs groupes ou un droit à un utilisateur particulier. </text:span><text:span text:style-name="T27">Les types de droits sont classés en trois catégories : « Autorisé », « Non défini », « Non autorisé ».</text:span></text:p>
      <text:h text:style-name="P46" text:outline-level="5"><text:bookmark-start text:name="__RefHeading__986_14744064"/>Schéma d<text:span text:style-name="T43">u contexte métier</text:span><text:bookmark-end text:name="__RefHeading__986_14744064"/></text:h>
      <text:p text:style-name="P26">Un schéma du contexte métier fut réalisé sur le white-board de la salle de réunion représentant :</text:p>
      <text:list xml:id="list6280778049489906229" text:style-name="L2">
        <text:list-item>
          <text:p text:style-name="P34">Les utilisateurs</text:p>
        </text:list-item>
        <text:list-item>
          <text:p text:style-name="P34">Les outils de communication (GDM, portable, BGAN...)</text:p>
        </text:list-item>
        <text:list-item>
          <text:p text:style-name="P35">Les serveurs (centra<text:span text:style-name="T45">l</text:span> et locaux avec les architectures assurant la haute disponibilité)</text:p>
        </text:list-item>
        <text:list-item text:start-value="1">
          <text:p text:style-name="P35">Les <text:span text:style-name="T44">interactions</text:span> avec les serveurs (mode de synchronisation, privilèges des droits d'accès)</text:p>
        </text:list-item>
        <text:list-item>
          <text:p text:style-name="P35">Solution de sauvegarde externalisée</text:p>
        </text:list-item>
        <text:list-item>
          <text:p text:style-name="P35">Les bases de données principales (utilisateurs, missions, prestataires et celle relative à la document<text:span text:style-name="T37">at</text:span>ion)</text:p>
        </text:list-item>
      </text:list>
      <text:h text:style-name="P47" text:outline-level="5"><text:bookmark-start text:name="__RefHeading__988_14744064"/><text:soft-page-break/>Gestion des transports<text:bookmark-end text:name="__RefHeading__988_14744064"/></text:h>
      <text:p text:style-name="P27">Si la gestion de transport était bien compri<text:span text:style-name="T47">s</text:span> et défini, la maîtrise d'ouvrage nous explique qu'il n'en reste pas moins important de gérer la révisions des véhicules ainsi que de numériser les document<text:span text:style-name="T46">s</text:span> relatifs aux transporteurs.</text:p>
      <text:h text:style-name="Heading_20_5" text:outline-level="5"><text:bookmark-start text:name="__RefHeading__990_14744064"/>Tableaux de bord<text:bookmark-end text:name="__RefHeading__990_14744064"/></text:h>
      <text:p text:style-name="P28">Un complément d'information concernant le format d'exportation des tableaux de bord fut donné. Il devra respect<text:span text:style-name="T48">er</text:span> <text:span text:style-name="T34">un format préalablement défini.</text:span></text:p>
      <text:h text:style-name="P48" text:outline-level="5"><text:bookmark-start text:name="__RefHeading__992_14744064"/>Contraintes applicatives<text:bookmark-end text:name="__RefHeading__992_14744064"/></text:h>
      <text:p text:style-name="P29">La solution proposée par les soumissionnaires devra utilis<text:span text:style-name="T49">er</text:span> un langage de programmation non exotique reposant sur une technologie <text:span text:style-name="T36">pérenne.</text:span> Une architecture n-tiers fut <text:span text:style-name="T35">évoquée</text:span> en opposition à l'utilisation d'une architecture monolithique.</text:p>
      <text:h text:style-name="Heading_20_1" text:outline-level="1"><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erif Condensed1" svg:font-family="'DejaVu Serif Condensed'" style:font-adornments="Book" style:font-family-generic="roman"/>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1.72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user-defined style:data-style-name="N0" text:name="Éditeur">Amu Fsi 2014 B</text:user-defined></text:p>
              <text:p text:style-name="Sous-titre_20_d_27_en-tête"><text:title>Demande de pestation d'AMO</text:title></text:p>
              <text:p text:style-name="Sous-titre_20_d_27_en-tête"><text:subject>Compte rendu de réunion du 2014-02-26</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4</text:user-defined></text:p>
            </table:table-cell>
            <table:table-cell table:style-name="Tableau3.A1" office:value-type="string">
              <text:p text:style-name="MP2">Date : <text:date style:data-style-name="N84" text:date-value="2014-02-27T19:30:02.453407156">2014-02-27</text:date></text:p>
            </table:table-cell>
            <table:table-cell table:style-name="Tableau3.C1" office:value-type="string">
              <text:p text:style-name="MP2">Version : <text:user-defined style:data-style-name="N0" text:name="Numéro du document">1.1</text:user-defined></text:p>
            </table:table-cell>
          </table:table-row>
        </table:table>
        <text:p text:style-name="MP3"/>
      </style:header>
      <style:footer>
        <text:p text:style-name="Footer"><text:page-number text:select-page="current">7</text:page-number> / <text:page-count>7</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4.1.3.2$Linux_X86_64 LibreOffice_project/410m0$Build-2</meta:generator>
    <dc:title>Demande de pestation d'AMO</dc:title>
    <dc:subject>Compte rendu de réunion du 2014-02-26</dc:subject>
    <meta:document-statistic meta:table-count="6" meta:image-count="0" meta:object-count="0" meta:page-count="7" meta:paragraph-count="120" meta:word-count="1018" meta:character-count="6482" meta:non-whitespace-character-count="5605"/>
    <meta:user-defined meta:name="Client">Garmir Khatch</meta:user-defined>
    <meta:user-defined meta:name="Numéro du document">1.1</meta:user-defined>
    <meta:user-defined meta:name="Référence">GK-AF2014B-AMO-CR-004</meta:user-defined>
    <meta:user-defined meta:name="Éditeur">Amu Fsi 2014 B</meta:user-defined>
  </office:meta>
</office:document-meta>
</file>